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96.9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79.09pt"/>
    </style:style>
    <style:style style:name="co16" style:family="table-column">
      <style:table-column-properties fo:break-before="auto" style:column-width="123pt"/>
    </style:style>
    <style:style style:name="co17" style:family="table-column">
      <style:table-column-properties fo:break-before="auto" style:column-width="86.34pt"/>
    </style:style>
    <style:style style:name="co18" style:family="table-column">
      <style:table-column-properties fo:break-before="auto" style:column-width="117.69pt"/>
    </style:style>
    <style:style style:name="co19" style:family="table-column">
      <style:table-column-properties fo:break-before="auto" style:column-width="120.1pt"/>
    </style:style>
    <style:style style:name="co20" style:family="table-column">
      <style:table-column-properties fo:break-before="auto" style:column-width="150.49pt"/>
    </style:style>
    <style:style style:name="co21" style:family="table-column">
      <style:table-column-properties fo:break-before="auto" style:column-width="112.85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120.61pt"/>
    </style:style>
    <style:style style:name="co24" style:family="table-column">
      <style:table-column-properties fo:break-before="auto" style:column-width="122.51pt"/>
    </style:style>
    <style:style style:name="co25" style:family="table-column">
      <style:table-column-properties fo:break-before="auto" style:column-width="94.56pt"/>
    </style:style>
    <style:style style:name="co26" style:family="table-column">
      <style:table-column-properties fo:break-before="auto" style:column-width="94.05pt"/>
    </style:style>
    <style:style style:name="co27" style:family="table-column">
      <style:table-column-properties fo:break-before="auto" style:column-width="88.75pt"/>
    </style:style>
    <style:style style:name="co28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dfce4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200" fo:border="0.06pt solid #000000"/>
    </style:style>
    <style:style style:name="ce1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1 Best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2 Best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3 Best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2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6" calcext:value-type="float">
            <text:p>0.474553854116296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7" calcext:value-type="float">
            <text:p>0.583109115477867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3" calcext:value-type="float">
            <text:p>0.50467544028763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781253524551132" calcext:value-type="float">
            <text:p>0.781253524551132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7" calcext:value-type="float">
            <text:p>0.795811298239927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table:style-name="Default" office:value-type="float" office:value="0.399691964911875" calcext:value-type="float">
            <text:p>0.399691964911875</text:p>
          </table:table-cell>
          <table:table-cell table:style-name="Default"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office:value-type="float" office:value="0.523824653319327" calcext:value-type="float">
            <text:p>0.523824653319327</text:p>
          </table:table-cell>
          <table:table-cell office:value-type="float" office:value="0.573659746682881" calcext:value-type="float">
            <text:p>0.573659746682881</text:p>
          </table:table-cell>
          <table:table-cell table:style-name="Default" office:value-type="float" office:value="0.466779632692382" calcext:value-type="float">
            <text:p>0.466779632692382</text:p>
          </table:table-cell>
          <table:table-cell table:style-name="Default" office:value-type="float" office:value="0.516887986347184" calcext:value-type="float">
            <text:p>0.516887986347184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475413968251441" calcext:value-type="float">
            <text:p>0.475413968251441</text:p>
          </table:table-cell>
          <table:table-cell office:value-type="float" office:value="0.525130692737721" calcext:value-type="float">
            <text:p>0.5251306927377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style-name="Default" table:formula="of:=MAX([.H3:.H12])" office:value-type="float" office:value="0.791151700798124" calcext:value-type="float">
            <text:p>0.791151700798124</text:p>
          </table:table-cell>
          <table:table-cell table:style-name="Default" table:formula="of:=MAX([.I3:.I12])" office:value-type="float" office:value="0.802736146127778" calcext:value-type="float">
            <text:p>0.802736146127778</text:p>
          </table:table-cell>
          <table:table-cell table:formula="of:=MAX([.J3:.J12])" office:value-type="float" office:value="0.766595742355566" calcext:value-type="float">
            <text:p>0.766595742355566</text:p>
          </table:table-cell>
          <table:table-cell table:formula="of:=MAX([.K3:.K12])" office:value-type="float" office:value="0.795811298239927" calcext:value-type="float">
            <text:p>0.795811298239927</text:p>
          </table:table-cell>
          <table:table-cell table:formula="of:=MAX([.L3:.L12])" office:value-type="float" office:value="0.717898474029441" calcext:value-type="float">
            <text:p>0.717898474029441</text:p>
          </table:table-cell>
          <table:table-cell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formula="of:=AVERAGE([.F3:.F12])" office:value-type="float" office:value="0.494416750903979" calcext:value-type="float">
            <text:p>0.494416750903979</text:p>
          </table:table-cell>
          <table:table-cell table:formula="of:=AVERAGE([.G3:.G12])" office:value-type="float" office:value="0.551177773499541" calcext:value-type="float">
            <text:p>0.551177773499541</text:p>
          </table:table-cell>
          <table:table-cell table:style-name="Default" table:formula="of:=AVERAGE([.H3:.H12])" office:value-type="float" office:value="0.642448952149691" calcext:value-type="float">
            <text:p>0.642448952149691</text:p>
          </table:table-cell>
          <table:table-cell table:style-name="Default" table:formula="of:=AVERAGE([.I3:.I12])" office:value-type="float" office:value="0.66731237209585" calcext:value-type="float">
            <text:p>0.66731237209585</text:p>
          </table:table-cell>
          <table:table-cell table:formula="of:=AVERAGE([.J3:.J12])" office:value-type="float" office:value="0.501714528285265" calcext:value-type="float">
            <text:p>0.501714528285265</text:p>
          </table:table-cell>
          <table:table-cell table:formula="of:=AVERAGE([.K3:.K12])" office:value-type="float" office:value="0.534802376455569" calcext:value-type="float">
            <text:p>0.534802376455569</text:p>
          </table:table-cell>
          <table:table-cell table:formula="of:=AVERAGE([.L3:.L12])" office:value-type="float" office:value="0.517414774988851" calcext:value-type="float">
            <text:p>0.517414774988851</text:p>
          </table:table-cell>
          <table:table-cell table:formula="of:=AVERAGE([.M3:.M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8"/>
          <table:table-cell table:style-name="ce1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8"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8"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8"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8" office:value-type="float" office:value="0.720465110397333" calcext:value-type="float">
            <text:p>0.720465110397333</text:p>
          </table:table-cell>
          <table:table-cell office:value-type="float" office:value="0.593730799737814" calcext:value-type="float">
            <text:p>0.593730799737814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3" calcext:value-type="float">
            <text:p>0.617630413002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table:style-name="ce8" office:value-type="float" office:value="0.66745241405453" calcext:value-type="float">
            <text:p>0.6674524140545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8" office:value-type="float" office:value="0.701488567050744" calcext:value-type="float">
            <text:p>0.701488567050744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office:value-type="float" office:value="0.645115784792505" calcext:value-type="float">
            <text:p>0.645115784792505</text:p>
          </table:table-cell>
          <table:table-cell table:style-name="ce8"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8" office:value-type="float" office:value="0.70656284430487" calcext:value-type="float">
            <text:p>0.70656284430487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8"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723655614136292" calcext:value-type="float">
            <text:p>0.723655614136292</text:p>
          </table:table-cell>
          <table:table-cell office:value-type="float" office:value="0.186815397575645" calcext:value-type="float">
            <text:p>0.186815397575645</text:p>
          </table:table-cell>
          <table:table-cell table:formula="of:=MAX([.D9:.D23])" office:value-type="float" office:value="0.885630498533724" calcext:value-type="float">
            <text:p>0.885630498533724</text:p>
          </table:table-cell>
          <table:table-cell office:value-type="float" office:value="0.626370480569625" calcext:value-type="float">
            <text:p>0.626370480569625</text:p>
          </table:table-cell>
          <table:table-cell office:value-type="float" office:value="0.669697580614097" calcext:value-type="float">
            <text:p>0.669697580614097</text:p>
          </table:table-cell>
          <table:table-cell office:value-type="float" office:value="0.696160037129258" calcext:value-type="float">
            <text:p>0.696160037129258</text:p>
          </table:table-cell>
          <table:table-cell table:style-name="Default" office:value-type="float" office:value="0.587203507367574" calcext:value-type="float">
            <text:p>0.587203507367574</text:p>
          </table:table-cell>
          <table:table-cell table:style-name="Default" office:value-type="float" office:value="0.606315360495477" calcext:value-type="float">
            <text:p>0.606315360495477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716291589015462" calcext:value-type="float">
            <text:p>0.716291589015462</text:p>
          </table:table-cell>
          <table:table-cell office:value-type="float" office:value="0.583798407076856" calcext:value-type="float">
            <text:p>0.583798407076856</text:p>
          </table:table-cell>
          <table:table-cell office:value-type="float" office:value="0.606241721614802" calcext:value-type="float">
            <text:p>0.60624172161480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style-name="Default" table:formula="of:=MAX([.H19:.H27])" office:value-type="float" office:value="0.753151051390681" calcext:value-type="float">
            <text:p>0.753151051390681</text:p>
          </table:table-cell>
          <table:table-cell table:style-name="Default" table:formula="of:=MAX([.I19:.I27])" office:value-type="float" office:value="0.771141596011709" calcext:value-type="float">
            <text:p>0.771141596011709</text:p>
          </table:table-cell>
          <table:table-cell table:formula="of:=MAX([.J19:.J27])" office:value-type="float" office:value="0.729135219952162" calcext:value-type="float">
            <text:p>0.729135219952162</text:p>
          </table:table-cell>
          <table:table-cell table:formula="of:=MAX([.K19:.K27])" office:value-type="float" office:value="0.773540002503109" calcext:value-type="float">
            <text:p>0.773540002503109</text:p>
          </table:table-cell>
          <table:table-cell table:formula="of:=MAX([.L19:.L27])" office:value-type="float" office:value="0.736346625076031" calcext:value-type="float">
            <text:p>0.736346625076031</text:p>
          </table:table-cell>
          <table:table-cell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formula="of:=AVERAGE([.F19:.F27])" office:value-type="float" office:value="0.583976596169181" calcext:value-type="float">
            <text:p>0.583976596169181</text:p>
          </table:table-cell>
          <table:table-cell table:formula="of:=AVERAGE([.G19:.G27])" office:value-type="float" office:value="0.653896710966568" calcext:value-type="float">
            <text:p>0.653896710966568</text:p>
          </table:table-cell>
          <table:table-cell table:style-name="Default" table:formula="of:=AVERAGE([.H19:.H27])" office:value-type="float" office:value="0.622295360493761" calcext:value-type="float">
            <text:p>0.622295360493761</text:p>
          </table:table-cell>
          <table:table-cell table:style-name="Default" table:formula="of:=AVERAGE([.I19:.I27])" office:value-type="float" office:value="0.663655642962295" calcext:value-type="float">
            <text:p>0.663655642962295</text:p>
          </table:table-cell>
          <table:table-cell table:formula="of:=AVERAGE([.J19:.J27])" office:value-type="float" office:value="0.646439338900845" calcext:value-type="float">
            <text:p>0.646439338900845</text:p>
          </table:table-cell>
          <table:table-cell table:formula="of:=AVERAGE([.K19:.K27])" office:value-type="float" office:value="0.692268446688512" calcext:value-type="float">
            <text:p>0.692268446688512</text:p>
          </table:table-cell>
          <table:table-cell table:formula="of:=AVERAGE([.L19:.L27])" office:value-type="float" office:value="0.637506735908853" calcext:value-type="float">
            <text:p>0.637506735908853</text:p>
          </table:table-cell>
          <table:table-cell table:formula="of:=AVERAGE([.M19:.M27])" office:value-type="float" office:value="0.676840813115249" calcext:value-type="float">
            <text:p>0.676840813115249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6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9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0" table:default-cell-style-name="Default"/>
        <table:table-row table:style-name="ro1">
          <table:table-cell table:style-name="ce9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  <table:table-cell table:style-name="ce9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0"/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late Letter</text:p>
          </table:table-cell>
          <table:table-cell table:style-name="ce9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ce10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9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table:style-name="ce9"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Fitness Function Index </text:p>
          </table:table-cell>
          <table:table-cell table:style-name="ce9" office:value-type="string" calcext:value-type="string">
            <text:p>Sequence Penalty Index </text:p>
          </table:table-cell>
        </table:table-row>
        <table:table-row table:style-name="ro1">
          <table:table-cell table:style-name="ce4" office:value-type="string" calcext:value-type="string">
            <text:p>A/B/C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2"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/E/F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ules_Vital" table:style-name="ta1">
        <table:table-column table:style-name="co10" table:default-cell-style-name="Default"/>
        <table:table-row table:style-name="ro1">
          <table:table-cell/>
        </table:table-row>
      </table:table>
      <table:table table:name="Rules_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4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number-columns-repeated="1011"/>
        </table:table-row>
      </table:table>
      <table:table table:name="Rules_Param_Avg" table:style-name="ta1">
        <table:table-column table:style-name="co1" table:default-cell-style-name="ce10"/>
        <table:table-column table:style-name="co6" table:default-cell-style-name="ce10"/>
        <table:table-column table:style-name="co8" table:default-cell-style-name="ce15"/>
        <table:table-column table:style-name="co8" table:number-columns-repeated="2" table:default-cell-style-name="ce10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452542599435586" calcext:value-type="float">
            <text:p>0.452542599435586</text:p>
          </table:table-cell>
          <table:table-cell table:formula="of:=MAX([.B3:.E3])" office:value-type="float" office:value="0.780299211772955" calcext:value-type="float">
            <text:p>0.780299211772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527061133910244" calcext:value-type="float">
            <text:p>0.527061133910244</text:p>
          </table:table-cell>
          <table:table-cell table:formula="of:=MAX([.B4:.E4])" office:value-type="float" office:value="0.781003555057693" calcext:value-type="float">
            <text:p>0.781003555057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474553854116296" calcext:value-type="float">
            <text:p>0.474553854116296</text:p>
          </table:table-cell>
          <table:table-cell table:style-name="ce16" office:value-type="float" office:value="0.395756306593388" calcext:value-type="float">
            <text:p>0.395756306593388</text:p>
          </table:table-cell>
          <table:table-cell table:style-name="ce15" office:value-type="float" office:value="0.482783047895291" calcext:value-type="float">
            <text:p>0.482783047895291</text:p>
          </table:table-cell>
          <table:table-cell office:value-type="float" office:value="0.414839582507308" calcext:value-type="float">
            <text:p>0.414839582507308</text:p>
          </table:table-cell>
          <table:table-cell table:formula="of:=MAX([.B5:.E5])" office:value-type="float" office:value="0.482783047895291" calcext:value-type="float">
            <text:p>0.48278304789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31521260180051" calcext:value-type="float">
            <text:p>0.531521260180051</text:p>
          </table:table-cell>
          <table:table-cell table:style-name="ce16" office:value-type="float" office:value="0.471479468020123" calcext:value-type="float">
            <text:p>0.471479468020123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64283906031071" calcext:value-type="float">
            <text:p>0.464283906031071</text:p>
          </table:table-cell>
          <table:table-cell table:formula="of:=MAX([.B6:.E6])" office:value-type="float" office:value="0.531521260180051" calcext:value-type="float">
            <text:p>0.53152126018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71075242767693" calcext:value-type="float">
            <text:p>0.71075242767693</text:p>
          </table:table-cell>
          <table:table-cell table:formula="of:=MAX([.B7:.E7])" office:value-type="float" office:value="0.774989923051539" calcext:value-type="float">
            <text:p>0.77498992305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717898474029441" calcext:value-type="float">
            <text:p>0.717898474029441</text:p>
          </table:table-cell>
          <table:table-cell table:formula="of:=MAX([.B8:.E8])" office:value-type="float" office:value="0.787546280295488" calcext:value-type="float">
            <text:p>0.787546280295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49158583738656" calcext:value-type="float">
            <text:p>0.49158583738656</text:p>
          </table:table-cell>
          <table:table-cell table:formula="of:=MAX([.B9:.E9])" office:value-type="float" office:value="0.775791478303348" calcext:value-type="float">
            <text:p>0.775791478303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512282246103088" calcext:value-type="float">
            <text:p>0.512282246103088</text:p>
          </table:table-cell>
          <table:table-cell table:formula="of:=MAX([.B10:.E10])" office:value-type="float" office:value="0.791151700798124" calcext:value-type="float">
            <text:p>0.791151700798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64176364776284" calcext:value-type="float">
            <text:p>0.464176364776284</text:p>
          </table:table-cell>
          <table:table-cell table:style-name="ce10" office:value-type="float" office:value="0.399691964911875" calcext:value-type="float">
            <text:p>0.399691964911875</text:p>
          </table:table-cell>
          <table:table-cell table:style-name="ce15" office:value-type="float" office:value="0.504011731475311" calcext:value-type="float">
            <text:p>0.504011731475311</text:p>
          </table:table-cell>
          <table:table-cell office:value-type="float" office:value="0.407487574556841" calcext:value-type="float">
            <text:p>0.407487574556841</text:p>
          </table:table-cell>
          <table:table-cell table:formula="of:=MAX([.B11:.E11])" office:value-type="float" office:value="0.504011731475311" calcext:value-type="float">
            <text:p>0.50401173147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23824653319327" calcext:value-type="float">
            <text:p>0.523824653319327</text:p>
          </table:table-cell>
          <table:table-cell table:style-name="ce10" office:value-type="float" office:value="0.466779632692382" calcext:value-type="float">
            <text:p>0.466779632692382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475413968251441" calcext:value-type="float">
            <text:p>0.475413968251441</text:p>
          </table:table-cell>
          <table:table-cell table:formula="of:=MAX([.B12:.E12])" office:value-type="float" office:value="0.523824653319327" calcext:value-type="float">
            <text:p>0.52382465331932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563765838860973" calcext:value-type="float">
            <text:p>0.563765838860973</text:p>
          </table:table-cell>
          <table:table-cell table:style-name="Default" table:formula="of:=MAX([.C3:.C12])" office:value-type="float" office:value="0.791151700798124" calcext:value-type="float">
            <text:p>0.791151700798124</text:p>
          </table:table-cell>
          <table:table-cell table:style-name="Default" table:formula="of:=MAX([.D3:.D12])" office:value-type="float" office:value="0.766595742355566" calcext:value-type="float">
            <text:p>0.766595742355566</text:p>
          </table:table-cell>
          <table:table-cell table:style-name="Default" table:formula="of:=MAX([.E3:.E12])" office:value-type="float" office:value="0.717898474029441" calcext:value-type="float">
            <text:p>0.7178984740294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C3];[.C4];[.D5];[.B6];[.C7];[.C8];[.C9];[.C10];[.B12];[.D11])" office:value-type="float" office:value="0.673292284214913" calcext:value-type="float">
            <text:p>0.673292284214913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494416750903979" calcext:value-type="float">
            <text:p>0.494416750903979</text:p>
          </table:table-cell>
          <table:table-cell table:style-name="Default" table:formula="of:=AVERAGE([.C3:.C12])" office:value-type="float" office:value="0.642448952149691" calcext:value-type="float">
            <text:p>0.642448952149691</text:p>
          </table:table-cell>
          <table:table-cell table:style-name="Default" table:formula="of:=AVERAGE([.D3:.D12])" office:value-type="float" office:value="0.501714528285265" calcext:value-type="float">
            <text:p>0.501714528285265</text:p>
          </table:table-cell>
          <table:table-cell table:style-name="Default" table:formula="of:=AVERAGE([.E3:.E12])" office:value-type="float" office:value="0.517414774988851" calcext:value-type="float">
            <text:p>0.517414774988851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16" office:value-type="float" office:value="0.443679035857321" calcext:value-type="float">
            <text:p>0.443679035857321</text:p>
          </table:table-cell>
          <table:table-cell office:value-type="float" office:value="0.681210511896631" calcext:value-type="float">
            <text:p>0.681210511896631</text:p>
          </table:table-cell>
          <table:table-cell table:style-name="ce15" office:value-type="float" office:value="0.70984160461016" calcext:value-type="float">
            <text:p>0.70984160461016</text:p>
          </table:table-cell>
          <table:table-cell table:formula="of:=MAX([.B18:.E19])" office:value-type="float" office:value="0.70984160461016" calcext:value-type="float">
            <text:p>0.7098416046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16" office:value-type="float" office:value="0.549565943303907" calcext:value-type="float">
            <text:p>0.549565943303907</text:p>
          </table:table-cell>
          <table:table-cell office:value-type="float" office:value="0.729135219952162" calcext:value-type="float">
            <text:p>0.729135219952162</text:p>
          </table:table-cell>
          <table:table-cell table:style-name="ce15" office:value-type="float" office:value="0.736346625076031" calcext:value-type="float">
            <text:p>0.736346625076031</text:p>
          </table:table-cell>
          <table:table-cell table:formula="of:=MAX([.B19:.E20])" office:value-type="float" office:value="0.736346625076031" calcext:value-type="float">
            <text:p>0.736346625076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16" office:value-type="float" office:value="0.560336952456223" calcext:value-type="float">
            <text:p>0.560336952456223</text:p>
          </table:table-cell>
          <table:table-cell table:style-name="ce15" office:value-type="float" office:value="0.674560114349392" calcext:value-type="float">
            <text:p>0.674560114349392</text:p>
          </table:table-cell>
          <table:table-cell office:value-type="float" office:value="0.561583144407107" calcext:value-type="float">
            <text:p>0.561583144407107</text:p>
          </table:table-cell>
          <table:table-cell table:formula="of:=MAX([.B21:.E21])" office:value-type="float" office:value="0.674560114349392" calcext:value-type="float">
            <text:p>0.67456011434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663689908998544" calcext:value-type="float">
            <text:p>0.663689908998544</text:p>
          </table:table-cell>
          <table:table-cell table:style-name="ce16" office:value-type="float" office:value="0.593730799737814" calcext:value-type="float">
            <text:p>0.593730799737814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589823043958755" calcext:value-type="float">
            <text:p>0.589823043958755</text:p>
          </table:table-cell>
          <table:table-cell table:formula="of:=MAX([.B22:.E22])" office:value-type="float" office:value="0.663689908998544" calcext:value-type="float">
            <text:p>0.663689908998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64023275796573" calcext:value-type="float">
            <text:p>0.64023275796573</text:p>
          </table:table-cell>
          <table:table-cell table:formula="of:=MAX([.B23:.E23])" office:value-type="float" office:value="0.714678885760721" calcext:value-type="float">
            <text:p>0.71467888576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651524696933259" calcext:value-type="float">
            <text:p>0.651524696933259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49595929967573" calcext:value-type="float">
            <text:p>0.649595929967573</text:p>
          </table:table-cell>
          <table:table-cell table:formula="of:=MAX([.B24:.E24])" office:value-type="float" office:value="0.745023386153714" calcext:value-type="float">
            <text:p>0.745023386153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30078386673845" calcext:value-type="float">
            <text:p>0.630078386673845</text:p>
          </table:table-cell>
          <table:table-cell table:formula="of:=MAX([.B25:.E25])" office:value-type="float" office:value="0.692654728466591" calcext:value-type="float">
            <text:p>0.692654728466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678313245095766" calcext:value-type="float">
            <text:p>0.678313245095766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661869899428229" calcext:value-type="float">
            <text:p>0.661869899428229</text:p>
          </table:table-cell>
          <table:table-cell table:formula="of:=MAX([.B26:.E26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16" office:value-type="float" office:value="0.547837461316874" calcext:value-type="float">
            <text:p>0.547837461316874</text:p>
          </table:table-cell>
          <table:table-cell table:style-name="ce15" office:value-type="float" office:value="0.65199824152934" calcext:value-type="float">
            <text:p>0.65199824152934</text:p>
          </table:table-cell>
          <table:table-cell office:value-type="float" office:value="0.55818923109225" calcext:value-type="float">
            <text:p>0.55818923109225</text:p>
          </table:table-cell>
          <table:table-cell table:formula="of:=MAX([.B27:.E27])" office:value-type="float" office:value="0.654167702452168" calcext:value-type="float">
            <text:p>0.654167702452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table:style-name="ce15" office:value-type="float" office:value="0.669697580614097" calcext:value-type="float">
            <text:p>0.669697580614097</text:p>
          </table:table-cell>
          <table:table-cell table:style-name="ce10" office:value-type="float" office:value="0.587203507367574" calcext:value-type="float">
            <text:p>0.587203507367574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583798407076856" calcext:value-type="float">
            <text:p>0.583798407076856</text:p>
          </table:table-cell>
          <table:table-cell table:formula="of:=MAX([.B28:.E28])" office:value-type="float" office:value="0.669697580614097" calcext:value-type="float">
            <text:p>0.66969758061409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678313245095766" calcext:value-type="float">
            <text:p>0.678313245095766</text:p>
          </table:table-cell>
          <table:table-cell table:style-name="Default" table:formula="of:=MAX([.C19:.C28])" office:value-type="float" office:value="0.753151051390681" calcext:value-type="float">
            <text:p>0.753151051390681</text:p>
          </table:table-cell>
          <table:table-cell table:style-name="Default" table:formula="of:=MAX([.D19:.D28])" office:value-type="float" office:value="0.729135219952162" calcext:value-type="float">
            <text:p>0.729135219952162</text:p>
          </table:table-cell>
          <table:table-cell table:style-name="Default" table:formula="of:=MAX([.E19:.E28])" office:value-type="float" office:value="0.736346625076031" calcext:value-type="float">
            <text:p>0.736346625076031</text:p>
          </table:table-cell>
          <table:table-cell table:formula="of:=MAX([.F19:.F28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verage</text:p>
          </table:table-cell>
          <table:table-cell table:formula="of:=AVERAGE([.E19];[.E20];[.D21];[.B22];[.C23];[.C24];[.C25];[.C26];[.D27];[.B28])" office:value-type="float" office:value="0.701164212694927" calcext:value-type="float">
            <text:p>0.701164212694927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592548694613673" calcext:value-type="float">
            <text:p>0.592548694613673</text:p>
          </table:table-cell>
          <table:table-cell table:style-name="Default" table:formula="of:=AVERAGE([.C19:.C28])" office:value-type="float" office:value="0.618786175181142" calcext:value-type="float">
            <text:p>0.618786175181142</text:p>
          </table:table-cell>
          <table:table-cell table:style-name="Default" table:formula="of:=AVERAGE([.D19:.D28])" office:value-type="float" office:value="0.648273647732758" calcext:value-type="float">
            <text:p>0.648273647732758</text:p>
          </table:table-cell>
          <table:table-cell table:style-name="Default" table:formula="of:=AVERAGE([.E19:.E28])" office:value-type="float" office:value="0.632135903025654" calcext:value-type="float">
            <text:p>0.632135903025654</text:p>
          </table:table-cell>
          <table:table-cell table:formula="of:=AVERAGE([.F19:.F28])" office:value-type="float" office:value="0.70138115878721" calcext:value-type="float">
            <text:p>0.70138115878721</text:p>
          </table:table-cell>
          <table:table-cell table:number-columns-repeated="1010"/>
        </table:table-row>
      </table:table>
      <table:table table:name="Rules_Best" table:style-name="ta1">
        <table:table-column table:style-name="co1" table:default-cell-style-name="ce10"/>
        <table:table-column table:style-name="co7" table:default-cell-style-name="ce10"/>
        <table:table-column table:style-name="co9" table:default-cell-style-name="ce16"/>
        <table:table-column table:style-name="co11" table:default-cell-style-name="ce10"/>
        <table:table-column table:style-name="co12" table:default-cell-style-name="ce10"/>
        <table:table-column table:style-name="co10" table:number-columns-repeated="1011" table:default-cell-style-name="Default"/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15" office:value-type="float" office:value="0.789421481455116" calcext:value-type="float">
            <text:p>0.78942148145511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5078667810859" calcext:value-type="float">
            <text:p>0.5078667810859</text:p>
          </table:table-cell>
          <table:table-cell table:formula="of:=MAX([.B3:.E3])" office:value-type="float" office:value="0.789421481455116" calcext:value-type="float">
            <text:p>0.78942148145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15" office:value-type="float" office:value="0.796440385452083" calcext:value-type="float">
            <text:p>0.796440385452083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81255373956312" calcext:value-type="float">
            <text:p>0.581255373956312</text:p>
          </table:table-cell>
          <table:table-cell table:formula="of:=MAX([.B4:.E4])" office:value-type="float" office:value="0.796440385452083" calcext:value-type="float">
            <text:p>0.796440385452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4400791763731" calcext:value-type="float">
            <text:p>0.4400791763731</text:p>
          </table:table-cell>
          <table:table-cell table:style-name="ce15" office:value-type="float" office:value="0.536179713516991" calcext:value-type="float">
            <text:p>0.536179713516991</text:p>
          </table:table-cell>
          <table:table-cell office:value-type="float" office:value="0.464779357286136" calcext:value-type="float">
            <text:p>0.464779357286136</text:p>
          </table:table-cell>
          <table:table-cell table:formula="of:=MAX([.B5:.E5])" office:value-type="float" office:value="0.536179713516991" calcext:value-type="float">
            <text:p>0.536179713516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83109115477867" calcext:value-type="float">
            <text:p>0.583109115477867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98041221301159" calcext:value-type="float">
            <text:p>0.498041221301159</text:p>
          </table:table-cell>
          <table:table-cell table:formula="of:=MAX([.B6:.E6])" office:value-type="float" office:value="0.583109115477867" calcext:value-type="float">
            <text:p>0.58310911547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504675440287633" calcext:value-type="float">
            <text:p>0.504675440287633</text:p>
          </table:table-cell>
          <table:table-cell table:style-name="ce15" office:value-type="float" office:value="0.781253524551132" calcext:value-type="float">
            <text:p>0.781253524551132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4621257288355" calcext:value-type="float">
            <text:p>0.714621257288355</text:p>
          </table:table-cell>
          <table:table-cell table:formula="of:=MAX([.B7:.E7])" office:value-type="float" office:value="0.781253524551132" calcext:value-type="float">
            <text:p>0.78125352455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15" office:value-type="float" office:value="0.802736146127778" calcext:value-type="float">
            <text:p>0.802736146127778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40656803125695" calcext:value-type="float">
            <text:p>0.740656803125695</text:p>
          </table:table-cell>
          <table:table-cell table:formula="of:=MAX([.B8:.E8])" office:value-type="float" office:value="0.802736146127778" calcext:value-type="float">
            <text:p>0.802736146127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84152288296616" calcext:value-type="float">
            <text:p>0.784152288296616</text:p>
          </table:table-cell>
          <table:table-cell table:style-name="ce15" office:value-type="float" office:value="0.795811298239927" calcext:value-type="float">
            <text:p>0.795811298239927</text:p>
          </table:table-cell>
          <table:table-cell office:value-type="float" office:value="0.530158170433247" calcext:value-type="float">
            <text:p>0.530158170433247</text:p>
          </table:table-cell>
          <table:table-cell table:formula="of:=MAX([.B9:.E9])" office:value-type="float" office:value="0.795811298239927" calcext:value-type="float">
            <text:p>0.79581129823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15" office:value-type="float" office:value="0.8004851149153" calcext:value-type="float">
            <text:p>0.8004851149153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60181098621155" calcext:value-type="float">
            <text:p>0.560181098621155</text:p>
          </table:table-cell>
          <table:table-cell table:formula="of:=MAX([.B10:.E10])" office:value-type="float" office:value="0.8004851149153" calcext:value-type="float">
            <text:p>0.8004851149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99535413218364" calcext:value-type="float">
            <text:p>0.499535413218364</text:p>
          </table:table-cell>
          <table:table-cell table:style-name="ce10" office:value-type="float" office:value="0.444178326306551" calcext:value-type="float">
            <text:p>0.444178326306551</text:p>
          </table:table-cell>
          <table:table-cell table:style-name="ce15" office:value-type="float" office:value="0.567413237620823" calcext:value-type="float">
            <text:p>0.567413237620823</text:p>
          </table:table-cell>
          <table:table-cell office:value-type="float" office:value="0.449063926468994" calcext:value-type="float">
            <text:p>0.449063926468994</text:p>
          </table:table-cell>
          <table:table-cell table:formula="of:=MAX([.B11:.E11])" office:value-type="float" office:value="0.567413237620823" calcext:value-type="float">
            <text:p>0.567413237620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73659746682881" calcext:value-type="float">
            <text:p>0.573659746682881</text:p>
          </table:table-cell>
          <table:table-cell table:style-name="ce10" office:value-type="float" office:value="0.516887986347184" calcext:value-type="float">
            <text:p>0.516887986347184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525130692737721" calcext:value-type="float">
            <text:p>0.525130692737721</text:p>
          </table:table-cell>
          <table:table-cell table:formula="of:=MAX([.B12:.E12])" office:value-type="float" office:value="0.573659746682881" calcext:value-type="float">
            <text:p>0.5736597466828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Average </text:p>
          </table:table-cell>
          <table:table-cell table:formula="of:=AVERAGE([.C3];[.C4];[.D5];[.B6];[.C7];[.C8];[.D9];[.C10];[.B12];[.D11])" office:value-type="float" office:value="0.70265097640399" calcext:value-type="float">
            <text:p>0.7026509764039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615458204258689" calcext:value-type="float">
            <text:p>0.615458204258689</text:p>
          </table:table-cell>
          <table:table-cell table:style-name="Default" table:formula="of:=MAX([.C3:.C12])" office:value-type="float" office:value="0.802736146127778" calcext:value-type="float">
            <text:p>0.802736146127778</text:p>
          </table:table-cell>
          <table:table-cell table:style-name="Default" table:formula="of:=MAX([.D3:.D12])" office:value-type="float" office:value="0.795811298239927" calcext:value-type="float">
            <text:p>0.795811298239927</text:p>
          </table:table-cell>
          <table:table-cell table:style-name="Default" table:formula="of:=MAX([.E3:.E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551177773499541" calcext:value-type="float">
            <text:p>0.551177773499541</text:p>
          </table:table-cell>
          <table:table-cell table:style-name="Default" table:formula="of:=AVERAGE([.C3:.C12])" office:value-type="float" office:value="0.66731237209585" calcext:value-type="float">
            <text:p>0.66731237209585</text:p>
          </table:table-cell>
          <table:table-cell table:style-name="Default" table:formula="of:=AVERAGE([.D3:.D12])" office:value-type="float" office:value="0.534802376455569" calcext:value-type="float">
            <text:p>0.534802376455569</text:p>
          </table:table-cell>
          <table:table-cell table:style-name="Default" table:formula="of:=AVERAGE([.E3:.E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table:style-name="ce16" office:value-type="float" office:value="0.502690865096088" calcext:value-type="float">
            <text:p>0.502690865096088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729543411239763" calcext:value-type="float">
            <text:p>0.729543411239763</text:p>
          </table:table-cell>
          <table:table-cell table:style-name="ce15" office:value-type="float" office:value="0.750808802387396" calcext:value-type="float">
            <text:p>0.750808802387396</text:p>
          </table:table-cell>
          <table:table-cell table:formula="of:=MAX([.B19:.E19])" office:value-type="float" office:value="0.750808802387396" calcext:value-type="float">
            <text:p>0.750808802387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table:style-name="ce16" office:value-type="float" office:value="0.529033857308833" calcext:value-type="float">
            <text:p>0.529033857308833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52319562543076" calcext:value-type="float">
            <text:p>0.752319562543076</text:p>
          </table:table-cell>
          <table:table-cell table:style-name="ce15" office:value-type="float" office:value="0.767160391869464" calcext:value-type="float">
            <text:p>0.767160391869464</text:p>
          </table:table-cell>
          <table:table-cell table:formula="of:=MAX([.B20:.E20])" office:value-type="float" office:value="0.767160391869464" calcext:value-type="float">
            <text:p>0.767160391869464</text:p>
          </table:table-cell>
          <table:table-cell office:value-type="string" calcext:value-type="string">
            <text:p>Average</text:p>
          </table:table-cell>
          <table:table-cell table:formula="of:=AVERAGE([.E19];[.E20];[.D21];[.B22];[.C23];[.C24];[.C25];[.B27];[.D26];[.D28])" office:value-type="float" office:value="0.734150133275883" calcext:value-type="float">
            <text:p>0.7341501332758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quence C </text:p>
          </table:table-cell>
          <table:table-cell table:style-name="ce16" office:value-type="float" office:value="0.693436167096306" calcext:value-type="float">
            <text:p>0.693436167096306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15" office:value-type="float" office:value="0.694189894570128" calcext:value-type="float">
            <text:p>0.694189894570128</text:p>
          </table:table-cell>
          <table:table-cell office:value-type="float" office:value="0.597404786069592" calcext:value-type="float">
            <text:p>0.597404786069592</text:p>
          </table:table-cell>
          <table:table-cell table:formula="of:=MAX([.B21:.E21])" office:value-type="float" office:value="0.694189894570128" calcext:value-type="float">
            <text:p>0.694189894570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720465110397333" calcext:value-type="float">
            <text:p>0.720465110397333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617630413002483" calcext:value-type="float">
            <text:p>0.617630413002483</text:p>
          </table:table-cell>
          <table:table-cell table:formula="of:=MAX([.B22:.E22])" office:value-type="float" office:value="0.720465110397333" calcext:value-type="float">
            <text:p>0.720465110397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table:style-name="ce16" office:value-type="float" office:value="0.66745241405453" calcext:value-type="float">
            <text:p>0.66745241405453</text:p>
          </table:table-cell>
          <table:table-cell table:style-name="ce15" office:value-type="float" office:value="0.746371551982158" calcext:value-type="float">
            <text:p>0.746371551982158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99220325219216" calcext:value-type="float">
            <text:p>0.699220325219216</text:p>
          </table:table-cell>
          <table:table-cell table:formula="of:=MAX([.B23:.E23])" office:value-type="float" office:value="0.746371551982158" calcext:value-type="float">
            <text:p>0.746371551982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table:style-name="ce16" office:value-type="float" office:value="0.701488567050744" calcext:value-type="float">
            <text:p>0.701488567050744</text:p>
          </table:table-cell>
          <table:table-cell table:style-name="ce15" office:value-type="float" office:value="0.763682417466253" calcext:value-type="float">
            <text:p>0.763682417466253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91147247711148" calcext:value-type="float">
            <text:p>0.691147247711148</text:p>
          </table:table-cell>
          <table:table-cell table:formula="of:=MAX([.B24:.E24])" office:value-type="float" office:value="0.763682417466253" calcext:value-type="float">
            <text:p>0.763682417466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table:style-name="ce16" office:value-type="float" office:value="0.670569024587844" calcext:value-type="float">
            <text:p>0.670569024587844</text:p>
          </table:table-cell>
          <table:table-cell table:style-name="ce15" office:value-type="float" office:value="0.71562002376497" calcext:value-type="float">
            <text:p>0.71562002376497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86633927051115" calcext:value-type="float">
            <text:p>0.686633927051115</text:p>
          </table:table-cell>
          <table:table-cell table:formula="of:=MAX([.B25:.E25])" office:value-type="float" office:value="0.71562002376497" calcext:value-type="float">
            <text:p>0.7156200237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table:style-name="ce16" office:value-type="float" office:value="0.70656284430487" calcext:value-type="float">
            <text:p>0.70656284430487</text:p>
          </table:table-cell>
          <table:table-cell office:value-type="float" office:value="0.771141596011709" calcext:value-type="float">
            <text:p>0.771141596011709</text:p>
          </table:table-cell>
          <table:table-cell table:style-name="ce15" office:value-type="float" office:value="0.773540002503109" calcext:value-type="float">
            <text:p>0.773540002503109</text:p>
          </table:table-cell>
          <table:table-cell office:value-type="float" office:value="0.687855980943625" calcext:value-type="float">
            <text:p>0.687855980943625</text:p>
          </table:table-cell>
          <table:table-cell table:formula="of:=MAX([.B26:.E26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table:style-name="ce15" office:value-type="float" office:value="0.69337154880256" calcext:value-type="float">
            <text:p>0.69337154880256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93705443783206" calcext:value-type="float">
            <text:p>0.593705443783206</text:p>
          </table:table-cell>
          <table:table-cell table:formula="of:=MAX([.B27:.E27])" office:value-type="float" office:value="0.69337154880256" calcext:value-type="float">
            <text:p>0.69337154880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696160037129258" calcext:value-type="float">
            <text:p>0.696160037129258</text:p>
          </table:table-cell>
          <table:table-cell table:style-name="ce10" office:value-type="float" office:value="0.606315360495477" calcext:value-type="float">
            <text:p>0.606315360495477</text:p>
          </table:table-cell>
          <table:table-cell table:style-name="ce15" office:value-type="float" office:value="0.716291589015462" calcext:value-type="float">
            <text:p>0.716291589015462</text:p>
          </table:table-cell>
          <table:table-cell office:value-type="float" office:value="0.606241721614802" calcext:value-type="float">
            <text:p>0.606241721614802</text:p>
          </table:table-cell>
          <table:table-cell table:formula="of:=MAX([.B28:.E28])" office:value-type="float" office:value="0.716291589015462" calcext:value-type="float">
            <text:p>0.716291589015462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720465110397333" calcext:value-type="float">
            <text:p>0.720465110397333</text:p>
          </table:table-cell>
          <table:table-cell table:style-name="Default" table:formula="of:=MAX([.C19:.C28])" office:value-type="float" office:value="0.771141596011709" calcext:value-type="float">
            <text:p>0.771141596011709</text:p>
          </table:table-cell>
          <table:table-cell table:style-name="Default" table:formula="of:=MAX([.D19:.D28])" office:value-type="float" office:value="0.773540002503109" calcext:value-type="float">
            <text:p>0.773540002503109</text:p>
          </table:table-cell>
          <table:table-cell table:style-name="Default" table:formula="of:=MAX([.E19:.E28])" office:value-type="float" office:value="0.767160391869464" calcext:value-type="float">
            <text:p>0.767160391869464</text:p>
          </table:table-cell>
          <table:table-cell table:formula="of:=MAX([.F19:.F28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658123043582837" calcext:value-type="float">
            <text:p>0.658123043582837</text:p>
          </table:table-cell>
          <table:table-cell table:style-name="Default" table:formula="of:=AVERAGE([.C19:.C28])" office:value-type="float" office:value="0.657921614715613" calcext:value-type="float">
            <text:p>0.657921614715613</text:p>
          </table:table-cell>
          <table:table-cell table:style-name="Default" table:formula="of:=AVERAGE([.D19:.D28])" office:value-type="float" office:value="0.694670760921207" calcext:value-type="float">
            <text:p>0.694670760921207</text:p>
          </table:table-cell>
          <table:table-cell table:style-name="Default" table:formula="of:=AVERAGE([.E19:.E28])" office:value-type="float" office:value="0.669780903965205" calcext:value-type="float">
            <text:p>0.669780903965205</text:p>
          </table:table-cell>
          <table:table-cell table:formula="of:=AVERAGE([.F19:.F28])" office:value-type="float" office:value="0.734150133275883" calcext:value-type="float">
            <text:p>0.734150133275883</text:p>
          </table:table-cell>
          <table:table-cell table:number-columns-repeated="1010"/>
        </table:table-row>
      </table:table>
      <table:table table:name="Vital_Rules_Avg" table:style-name="ta1">
        <table:table-column table:style-name="co21" table:default-cell-style-name="ce9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6" office:value-type="float" office:value="0.562585005335338" calcext:value-type="float">
            <text:p>0.562585005335338</text:p>
          </table:table-cell>
          <table:table-cell table:style-name="ce15" office:value-type="float" office:value="0.597862652696975" calcext:value-type="float">
            <text:p>0.597862652696975</text:p>
          </table:table-cell>
          <table:table-cell table:style-name="ce16" office:value-type="float" office:value="0.593760300505403" calcext:value-type="float">
            <text:p>0.593760300505403</text:p>
          </table:table-cell>
          <table:table-cell table:style-name="ce16" office:value-type="float" office:value="0.561478950987829" calcext:value-type="float">
            <text:p>0.561478950987829</text:p>
          </table:table-cell>
          <table:table-cell table:formula="of:=MAX([.B3:.E3])" office:value-type="float" office:value="0.597862652696975" calcext:value-type="float">
            <text:p>0.597862652696975</text:p>
          </table:table-cell>
          <table:table-cell table:formula="of:=AVERAGE([.C3];[.C4];[.E5];[.C6];[.C7];[.E8])" office:value-type="float" office:value="0.287042493321671" calcext:value-type="float">
            <text:p>0.28704249332167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6" office:value-type="float" office:value="0.0523468488220472" calcext:value-type="float">
            <text:p>0.052346848822047</text:p>
          </table:table-cell>
          <table:table-cell table:style-name="ce15" office:value-type="float" office:value="0.0528125636786608" calcext:value-type="float">
            <text:p>0.052812563678661</text:p>
          </table:table-cell>
          <table:table-cell table:number-columns-repeated="2" table:style-name="ce16" office:value-type="float" office:value="0.0311624649859944" calcext:value-type="float">
            <text:p>0.031162464985994</text:p>
          </table:table-cell>
          <table:table-cell table:formula="of:=MAX([.B4:.E4])" office:value-type="float" office:value="0.0528125636786608" calcext:value-type="float">
            <text:p>0.05281256367866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16" office:value-type="float" office:value="0.263226220030705" calcext:value-type="float">
            <text:p>0.263226220030705</text:p>
          </table:table-cell>
          <table:table-cell table:style-name="ce16" office:value-type="float" office:value="0.285861584932005" calcext:value-type="float">
            <text:p>0.285861584932005</text:p>
          </table:table-cell>
          <table:table-cell table:style-name="ce16" office:value-type="float" office:value="0.280227550662367" calcext:value-type="float">
            <text:p>0.280227550662367</text:p>
          </table:table-cell>
          <table:table-cell table:style-name="ce15" office:value-type="float" office:value="0.313719577210734" calcext:value-type="float">
            <text:p>0.313719577210734</text:p>
          </table:table-cell>
          <table:table-cell table:formula="of:=MAX([.B5:.E5])" office:value-type="float" office:value="0.313719577210734" calcext:value-type="float">
            <text:p>0.3137195772107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16" office:value-type="float" office:value="0.389385102324918" calcext:value-type="float">
            <text:p>0.389385102324918</text:p>
          </table:table-cell>
          <table:table-cell table:style-name="ce15" office:value-type="float" office:value="0.426513890225395" calcext:value-type="float">
            <text:p>0.426513890225395</text:p>
          </table:table-cell>
          <table:table-cell table:style-name="ce16" office:value-type="float" office:value="0.389385102324918" calcext:value-type="float">
            <text:p>0.389385102324918</text:p>
          </table:table-cell>
          <table:table-cell table:style-name="ce16" office:value-type="float" office:value="0.400977626011174" calcext:value-type="float">
            <text:p>0.400977626011174</text:p>
          </table:table-cell>
          <table:table-cell table:formula="of:=MAX([.B6:.E6])" office:value-type="float" office:value="0.426513890225395" calcext:value-type="float">
            <text:p>0.42651389022539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16" office:value-type="float" office:value="0.0270823806728605" calcext:value-type="float">
            <text:p>0.027082380672861</text:p>
          </table:table-cell>
          <table:table-cell table:style-name="ce15" office:value-type="float" office:value="0.0399089037557003" calcext:value-type="float">
            <text:p>0.0399089037557</text:p>
          </table:table-cell>
          <table:table-cell table:style-name="ce16" office:value-type="float" office:value="0.0267616616948174" calcext:value-type="float">
            <text:p>0.026761661694818</text:p>
          </table:table-cell>
          <table:table-cell table:style-name="ce16" office:value-type="float" office:value="0.0286367945275971" calcext:value-type="float">
            <text:p>0.028636794527597</text:p>
          </table:table-cell>
          <table:table-cell table:formula="of:=MAX([.B7:.E7])" office:value-type="float" office:value="0.0399089037557003" calcext:value-type="float">
            <text:p>0.039908903755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6" office:value-type="float" office:value="0.285526014584765" calcext:value-type="float">
            <text:p>0.285526014584765</text:p>
          </table:table-cell>
          <table:table-cell table:style-name="ce16" office:value-type="float" office:value="0.281455752475634" calcext:value-type="float">
            <text:p>0.281455752475634</text:p>
          </table:table-cell>
          <table:table-cell table:style-name="ce16" office:value-type="float" office:value="0.288259096684943" calcext:value-type="float">
            <text:p>0.288259096684943</text:p>
          </table:table-cell>
          <table:table-cell table:style-name="ce15" office:value-type="float" office:value="0.291437372362559" calcext:value-type="float">
            <text:p>0.291437372362559</text:p>
          </table:table-cell>
          <table:table-cell table:formula="of:=MAX([.B8:.E8])" office:value-type="float" office:value="0.291437372362559" calcext:value-type="float">
            <text:p>0.291437372362559</text:p>
          </table:table-cell>
          <table:table-cell/>
        </table:table-row>
        <table:table-row table:style-name="ro1" table:number-rows-repeated="3">
          <table:table-cell table:style-name="Default"/>
          <table:table-cell table:style-name="ce8" table:number-columns-repeated="4"/>
          <table:table-cell table:number-columns-repeated="2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0" office:value-type="float" office:value="0.546729267036519" calcext:value-type="float">
            <text:p>0.546729267036519</text:p>
          </table:table-cell>
          <table:table-cell table:style-name="ce10" office:value-type="float" office:value="0.417311339366024" calcext:value-type="float">
            <text:p>0.417311339366024</text:p>
          </table:table-cell>
          <table:table-cell table:style-name="ce10" office:value-type="float" office:value="0.842151097802161" calcext:value-type="float">
            <text:p>0.842151097802161</text:p>
          </table:table-cell>
          <table:table-cell table:style-name="ce15" office:value-type="float" office:value="0.871810053419761" calcext:value-type="float">
            <text:p>0.871810053419761</text:p>
          </table:table-cell>
          <table:table-cell table:formula="of:=MAX([.B19:.E19])" office:value-type="float" office:value="0.871810053419761" calcext:value-type="float">
            <text:p>0.871810053419761</text:p>
          </table:table-cell>
          <table:table-cell table:formula="of:=AVERAGE([.E19];[.B20];[.E21];[.D22];[.C23];[.D24])" office:value-type="float" office:value="0.34217217595095" calcext:value-type="float">
            <text:p>0.342172175950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5" office:value-type="float" office:value="0.049729218340282" calcext:value-type="float">
            <text:p>0.049729218340282</text:p>
          </table:table-cell>
          <table:table-cell table:style-name="ce10" office:value-type="float" office:value="0.0429565513608973" calcext:value-type="float">
            <text:p>0.042956551360897</text:p>
          </table:table-cell>
          <table:table-cell table:style-name="ce10" office:value-type="float" office:value="0.0430919538374896" calcext:value-type="float">
            <text:p>0.04309195383749</text:p>
          </table:table-cell>
          <table:table-cell table:style-name="ce10" office:value-type="float" office:value="0.03012912482066" calcext:value-type="float">
            <text:p>0.03012912482066</text:p>
          </table:table-cell>
          <table:table-cell table:formula="of:=MAX([.B20:.E20])" office:value-type="float" office:value="0.049729218340282" calcext:value-type="float">
            <text:p>0.04972921834028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ce10" office:value-type="float" office:value="0.234296380293117" calcext:value-type="float">
            <text:p>0.234296380293117</text:p>
          </table:table-cell>
          <table:table-cell table:style-name="ce10" office:value-type="float" office:value="0.413956336356723" calcext:value-type="float">
            <text:p>0.413956336356723</text:p>
          </table:table-cell>
          <table:table-cell table:style-name="ce10" office:value-type="float" office:value="0.444246511052511" calcext:value-type="float">
            <text:p>0.444246511052511</text:p>
          </table:table-cell>
          <table:table-cell table:style-name="ce15" office:value-type="float" office:value="0.490587786049088" calcext:value-type="float">
            <text:p>0.490587786049088</text:p>
          </table:table-cell>
          <table:table-cell table:formula="of:=MAX([.B21:.E21])" office:value-type="float" office:value="0.490587786049088" calcext:value-type="float">
            <text:p>0.49058778604908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float" office:value="0.349158363514794" calcext:value-type="float">
            <text:p>0.349158363514794</text:p>
          </table:table-cell>
          <table:table-cell table:style-name="ce10" office:value-type="float" office:value="0.240395135026177" calcext:value-type="float">
            <text:p>0.240395135026177</text:p>
          </table:table-cell>
          <table:table-cell table:style-name="ce15" office:value-type="float" office:value="0.360844553673791" calcext:value-type="float">
            <text:p>0.360844553673791</text:p>
          </table:table-cell>
          <table:table-cell table:style-name="ce10" office:value-type="float" office:value="0.350328673927608" calcext:value-type="float">
            <text:p>0.350328673927608</text:p>
          </table:table-cell>
          <table:table-cell table:formula="of:=MAX([.B22:.E22])" office:value-type="float" office:value="0.360844553673791" calcext:value-type="float">
            <text:p>0.36084455367379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10" office:value-type="float" office:value="0.0260690850978047" calcext:value-type="float">
            <text:p>0.026069085097805</text:p>
          </table:table-cell>
          <table:table-cell table:style-name="ce15" office:value-type="float" office:value="0.032300846354487" calcext:value-type="float">
            <text:p>0.032300846354487</text:p>
          </table:table-cell>
          <table:table-cell table:style-name="ce10" office:value-type="float" office:value="0.0260268556187079" calcext:value-type="float">
            <text:p>0.026026855618708</text:p>
          </table:table-cell>
          <table:table-cell table:style-name="ce10" office:value-type="float" office:value="0.0217066187665242" calcext:value-type="float">
            <text:p>0.021706618766524</text:p>
          </table:table-cell>
          <table:table-cell table:formula="of:=MAX([.B23:.E23])" office:value-type="float" office:value="0.032300846354487" calcext:value-type="float">
            <text:p>0.03230084635448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0" office:value-type="float" office:value="0.242817462327664" calcext:value-type="float">
            <text:p>0.242817462327664</text:p>
          </table:table-cell>
          <table:table-cell table:style-name="ce10" office:value-type="float" office:value="0.216086343667469" calcext:value-type="float">
            <text:p>0.216086343667469</text:p>
          </table:table-cell>
          <table:table-cell table:style-name="ce15" office:value-type="float" office:value="0.247760597868293" calcext:value-type="float">
            <text:p>0.247760597868293</text:p>
          </table:table-cell>
          <table:table-cell table:style-name="ce10" office:value-type="float" office:value="0.245713431915389" calcext:value-type="float">
            <text:p>0.245713431915389</text:p>
          </table:table-cell>
          <table:table-cell table:formula="of:=MAX([.B24:.E24])" office:value-type="float" office:value="0.247760597868293" calcext:value-type="float">
            <text:p>0.247760597868293</text:p>
          </table:table-cell>
          <table:table-cell/>
        </table:table-row>
      </table:table>
      <table:table table:name="Vital_Rules_Best" table:style-name="ta1">
        <table:table-column table:style-name="co4" table:default-cell-style-name="ce10"/>
        <table:table-column table:style-name="co5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16" office:value-type="float" office:value="0.567767171008812" calcext:value-type="float">
            <text:p>0.567767171008812</text:p>
          </table:table-cell>
          <table:table-cell table:style-name="ce15" office:value-type="float" office:value="0.673600113093721" calcext:value-type="float">
            <text:p>0.673600113093721</text:p>
          </table:table-cell>
          <table:table-cell table:style-name="ce16" office:value-type="float" office:value="0.629284622645814" calcext:value-type="float">
            <text:p>0.629284622645814</text:p>
          </table:table-cell>
          <table:table-cell table:style-name="ce16" office:value-type="float" office:value="0.566231330301403" calcext:value-type="float">
            <text:p>0.566231330301403</text:p>
          </table:table-cell>
          <table:table-cell table:formula="of:=MAX([.B4:.E4])" office:value-type="float" office:value="0.673600113093721" calcext:value-type="float">
            <text:p>0.673600113093721</text:p>
          </table:table-cell>
          <table:table-cell table:formula="of:=AVERAGE([.C4];[.C5];[.E6];[.C7];[.C8];[.D9])" office:value-type="float" office:value="0.327168320012054" calcext:value-type="float">
            <text:p>0.32716832001205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5" office:value-type="float" office:value="0.0528125636786608" calcext:value-type="float">
            <text:p>0.052812563678661</text:p>
          </table:table-cell>
          <table:table-cell table:number-columns-repeated="2" table:style-name="ce16" office:value-type="float" office:value="0.0311624649859944" calcext:value-type="float">
            <text:p>0.031162464985994</text:p>
          </table:table-cell>
          <table:table-cell table:formula="of:=MAX([.B5:.E5])" office:value-type="float" office:value="0.0528125636786608" calcext:value-type="float">
            <text:p>0.05281256367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6" office:value-type="float" office:value="0.315069736135774" calcext:value-type="float">
            <text:p>0.315069736135774</text:p>
          </table:table-cell>
          <table:table-cell table:style-name="ce16" office:value-type="float" office:value="0.31185121593663" calcext:value-type="float">
            <text:p>0.31185121593663</text:p>
          </table:table-cell>
          <table:table-cell table:style-name="ce16" office:value-type="float" office:value="0.300651136263653" calcext:value-type="float">
            <text:p>0.300651136263653</text:p>
          </table:table-cell>
          <table:table-cell table:style-name="ce15" office:value-type="float" office:value="0.327657526747944" calcext:value-type="float">
            <text:p>0.327657526747944</text:p>
          </table:table-cell>
          <table:table-cell table:formula="of:=MAX([.B6:.E6])" office:value-type="float" office:value="0.327657526747944" calcext:value-type="float">
            <text:p>0.32765752674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style-name="ce16" office:value-type="float" office:value="0.437211275727752" calcext:value-type="float">
            <text:p>0.437211275727752</text:p>
          </table:table-cell>
          <table:table-cell table:style-name="ce15" office:value-type="float" office:value="0.476858379324931" calcext:value-type="float">
            <text:p>0.476858379324931</text:p>
          </table:table-cell>
          <table:table-cell table:style-name="ce16" office:value-type="float" office:value="0.437211275727752" calcext:value-type="float">
            <text:p>0.437211275727752</text:p>
          </table:table-cell>
          <table:table-cell table:style-name="ce16" office:value-type="float" office:value="0.471988846786521" calcext:value-type="float">
            <text:p>0.471988846786521</text:p>
          </table:table-cell>
          <table:table-cell table:formula="of:=MAX([.B7:.E7])" office:value-type="float" office:value="0.476858379324931" calcext:value-type="float">
            <text:p>0.476858379324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6" office:value-type="float" office:value="0.0304743506160198" calcext:value-type="float">
            <text:p>0.03047435061602</text:p>
          </table:table-cell>
          <table:table-cell table:style-name="ce15" office:value-type="float" office:value="0.0593836743054922" calcext:value-type="float">
            <text:p>0.059383674305492</text:p>
          </table:table-cell>
          <table:table-cell table:style-name="ce16" office:value-type="float" office:value="0.0305712572321047" calcext:value-type="float">
            <text:p>0.030571257232105</text:p>
          </table:table-cell>
          <table:table-cell table:style-name="ce16" office:value-type="float" office:value="0.034912198000928" calcext:value-type="float">
            <text:p>0.034912198000928</text:p>
          </table:table-cell>
          <table:table-cell table:formula="of:=MAX([.B8:.E8])" office:value-type="float" office:value="0.0593836743054922" calcext:value-type="float">
            <text:p>0.059383674305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10" office:value-type="float" office:value="0.358176361297237" calcext:value-type="float">
            <text:p>0.358176361297237</text:p>
          </table:table-cell>
          <table:table-cell table:style-name="ce10" office:value-type="float" office:value="0.345965574969843" calcext:value-type="float">
            <text:p>0.345965574969843</text:p>
          </table:table-cell>
          <table:table-cell table:style-name="ce15" office:value-type="float" office:value="0.372697662921574" calcext:value-type="float">
            <text:p>0.372697662921574</text:p>
          </table:table-cell>
          <table:table-cell table:style-name="ce10" office:value-type="float" office:value="0.347177079918066" calcext:value-type="float">
            <text:p>0.347177079918066</text:p>
          </table:table-cell>
          <table:table-cell table:formula="of:=MAX([.B9:.E9])" office:value-type="float" office:value="0.372697662921574" calcext:value-type="float">
            <text:p>0.372697662921574</text:p>
          </table:table-cell>
          <table:table-cell table:number-columns-repeated="2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10" office:value-type="float" office:value="0.546885307838387" calcext:value-type="float">
            <text:p>0.546885307838387</text:p>
          </table:table-cell>
          <table:table-cell table:style-name="ce10" office:value-type="float" office:value="0.546572673147244" calcext:value-type="float">
            <text:p>0.546572673147244</text:p>
          </table:table-cell>
          <table:table-cell table:style-name="ce10" office:value-type="float" office:value="0.859803742211334" calcext:value-type="float">
            <text:p>0.859803742211334</text:p>
          </table:table-cell>
          <table:table-cell table:style-name="ce15" office:value-type="float" office:value="0.876683879811364" calcext:value-type="float">
            <text:p>0.876683879811364</text:p>
          </table:table-cell>
          <table:table-cell table:formula="of:=MAX([.B18:.E18])" office:value-type="float" office:value="0.876683879811364" calcext:value-type="float">
            <text:p>0.87668387981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5" office:value-type="float" office:value="0.049882640890088" calcext:value-type="float">
            <text:p>0.049882640890088</text:p>
          </table:table-cell>
          <table:table-cell table:style-name="ce10" office:value-type="float" office:value="0.0498053823114305" calcext:value-type="float">
            <text:p>0.049805382311431</text:p>
          </table:table-cell>
          <table:table-cell table:style-name="ce10" office:value-type="float" office:value="0.049843942682384" calcext:value-type="float">
            <text:p>0.049843942682384</text:p>
          </table:table-cell>
          <table:table-cell table:style-name="ce10" office:value-type="float" office:value="0.0304878048780488" calcext:value-type="float">
            <text:p>0.030487804878049</text:p>
          </table:table-cell>
          <table:table-cell table:formula="of:=MAX([.B19:.E19])" office:value-type="float" office:value="0.049882640890088" calcext:value-type="float">
            <text:p>0.049882640890088</text:p>
          </table:table-cell>
          <table:table-cell/>
          <table:table-cell table:formula="of:=AVERAGE([.E18];[.B19];[.C20];[.D21];[.C22];[.D23])" office:value-type="float" office:value="0.357254632566928" calcext:value-type="float">
            <text:p>0.3572546325669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0" office:value-type="float" office:value="0.24020018507152" calcext:value-type="float">
            <text:p>0.24020018507152</text:p>
          </table:table-cell>
          <table:table-cell table:style-name="ce15" office:value-type="float" office:value="0.515108391674842" calcext:value-type="float">
            <text:p>0.515108391674842</text:p>
          </table:table-cell>
          <table:table-cell table:style-name="ce10" office:value-type="float" office:value="0.445699858923841" calcext:value-type="float">
            <text:p>0.445699858923841</text:p>
          </table:table-cell>
          <table:table-cell table:style-name="ce10" office:value-type="float" office:value="0.502440245988581" calcext:value-type="float">
            <text:p>0.502440245988581</text:p>
          </table:table-cell>
          <table:table-cell table:formula="of:=MAX([.B20:.E20])" office:value-type="float" office:value="0.515108391674842" calcext:value-type="float">
            <text:p>0.51510839167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float" office:value="0.349730108623829" calcext:value-type="float">
            <text:p>0.349730108623829</text:p>
          </table:table-cell>
          <table:table-cell table:style-name="ce10" office:value-type="float" office:value="0.365472015623501" calcext:value-type="float">
            <text:p>0.365472015623501</text:p>
          </table:table-cell>
          <table:table-cell table:style-name="ce15" office:value-type="float" office:value="0.382658744712408" calcext:value-type="float">
            <text:p>0.382658744712408</text:p>
          </table:table-cell>
          <table:table-cell table:style-name="ce10" office:value-type="float" office:value="0.35111110547386" calcext:value-type="float">
            <text:p>0.35111110547386</text:p>
          </table:table-cell>
          <table:table-cell table:formula="of:=MAX([.B21:.E21])" office:value-type="float" office:value="0.382658744712408" calcext:value-type="float">
            <text:p>0.382658744712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0" office:value-type="float" office:value="0.0294117647058824" calcext:value-type="float">
            <text:p>0.029411764705882</text:p>
          </table:table-cell>
          <table:table-cell table:style-name="ce15" office:value-type="float" office:value="0.0593175908356174" calcext:value-type="float">
            <text:p>0.059317590835617</text:p>
          </table:table-cell>
          <table:table-cell table:style-name="ce10" office:value-type="float" office:value="0.0354741179510441" calcext:value-type="float">
            <text:p>0.035474117951044</text:p>
          </table:table-cell>
          <table:table-cell table:style-name="ce10" office:value-type="float" office:value="0.0291966637401229" calcext:value-type="float">
            <text:p>0.029196663740123</text:p>
          </table:table-cell>
          <table:table-cell table:formula="of:=MAX([.B22:.E22])" office:value-type="float" office:value="0.0593175908356174" calcext:value-type="float">
            <text:p>0.059317590835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10" office:value-type="float" office:value="0.246021811184885" calcext:value-type="float">
            <text:p>0.246021811184885</text:p>
          </table:table-cell>
          <table:table-cell table:style-name="ce10" office:value-type="float" office:value="0.242298214470579" calcext:value-type="float">
            <text:p>0.242298214470579</text:p>
          </table:table-cell>
          <table:table-cell table:style-name="ce15" office:value-type="float" office:value="0.259876547477247" calcext:value-type="float">
            <text:p>0.259876547477247</text:p>
          </table:table-cell>
          <table:table-cell table:style-name="ce10" office:value-type="float" office:value="0.251651394689398" calcext:value-type="float">
            <text:p>0.251651394689398</text:p>
          </table:table-cell>
          <table:table-cell table:formula="of:=MAX([.B23:.E23])" office:value-type="float" office:value="0.259876547477247" calcext:value-type="float">
            <text:p>0.259876547477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6:12:10.10639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10-04T16:20:53.299283306</dc:date>
    <meta:editing-duration>PT15H47M43S</meta:editing-duration>
    <meta:editing-cycles>107</meta:editing-cycles>
    <meta:document-statistic meta:table-count="13" meta:cell-count="1394" meta:object-count="0"/>
  </office:meta>
</office:document-meta>
</file>